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e5340" officeooo:paragraph-rsid="000e5340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bold" officeooo:rsid="000e5340" officeooo:paragraph-rsid="000e5340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059" fo:font-size="21pt" fo:font-weight="bold" officeooo:rsid="000e5340" officeooo:paragraph-rsid="000e5340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059" fo:font-size="13pt" fo:font-weight="bold" officeooo:rsid="000e5340" officeooo:paragraph-rsid="000e534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059" fo:font-size="13pt" fo:font-weight="bold" officeooo:rsid="000ef9d8" officeooo:paragraph-rsid="000ef9d8" style:font-size-asian="13pt" style:font-weight-asian="bold" style:font-size-complex="13pt" style:font-weight-complex="bold"/>
    </style:style>
    <style:style style:name="P6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style:font-name="C059" fo:font-size="13pt" fo:font-weight="bold" officeooo:rsid="000ef9d8" officeooo:paragraph-rsid="000ef9d8" style:font-size-asian="13pt" style:font-weight-asian="bold" style:font-size-complex="13pt" style:font-weight-complex="bold"/>
    </style:style>
    <style:style style:name="P7" style:family="paragraph" style:parent-style-name="Standard">
      <loext:graphic-properties draw:fill="solid" draw:fill-color="#111111" draw:opacity="100%"/>
      <style:paragraph-properties fo:text-align="start" style:justify-single-word="false" fo:background-color="#111111" fo:padding="0cm" fo:border="none" style:shadow="none"/>
      <style:text-properties style:font-name="C059" fo:font-size="13pt" fo:font-weight="bold" officeooo:rsid="000ef9d8" officeooo:paragraph-rsid="000ef9d8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059" fo:font-size="13pt" fo:font-weight="bold" officeooo:rsid="0010100b" officeooo:paragraph-rsid="0010100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059" fo:font-size="13pt" fo:font-weight="bold" officeooo:rsid="00114de7" officeooo:paragraph-rsid="00114de7" style:font-size-asian="13pt" style:font-weight-asian="bold" style:font-size-complex="13pt" style:font-weight-complex="bold"/>
    </style:style>
    <style:style style:name="P10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style:font-name="C059" fo:font-size="13pt" fo:font-weight="bold" officeooo:rsid="00114de7" officeooo:paragraph-rsid="00114de7" style:font-size-asian="13pt" style:font-weight-asian="bold" style:font-size-complex="13pt" style:font-weight-complex="bold"/>
    </style:style>
    <style:style style:name="P11" style:family="paragraph" style:parent-style-name="Standard">
      <loext:graphic-properties draw:fill="solid" draw:fill-color="#111111" draw:opacity="100%"/>
      <style:paragraph-properties fo:text-align="start" style:justify-single-word="false" fo:background-color="#111111" fo:padding="0cm" fo:border="none" style:shadow="none"/>
      <style:text-properties style:font-name="C059" fo:font-size="13pt" fo:font-weight="bold" officeooo:rsid="00114de7" officeooo:paragraph-rsid="00114de7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059" fo:font-size="13pt" fo:font-weight="bold" officeooo:rsid="00138a58" officeooo:paragraph-rsid="00138a5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059" fo:font-size="13pt" fo:font-weight="bold" officeooo:rsid="00126d73" officeooo:paragraph-rsid="00126d73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059" fo:font-size="24pt" fo:font-weight="bold" officeooo:rsid="00126d73" officeooo:paragraph-rsid="00126d73" style:font-size-asian="24pt" style:font-weight-asian="bold" style:font-size-complex="24pt" style:font-weight-complex="bold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2e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A</text:p>
      <text:p text:style-name="P2"/>
      <text:p text:style-name="P3"/>
      <text:p text:style-name="P4">Q.1.Create a simple application which shows lifecycle activity.</text:p>
      <text:p text:style-name="P4"/>
      <text:p text:style-name="P5">Java file:</text:p>
      <text:p text:style-name="P6"><text:span text:style-name="T1">package </text:span><text:span text:style-name="T2">com.example.ass1setaq1;</text:span><text:line-break/><text:line-break/><text:span text:style-name="T1">import </text:span><text:span text:style-name="T2">androidx.appcompat.app.AppCompatActivity;</text:span><text:line-break/><text:line-break/><text:span text:style-name="T1">import </text:span><text:span text:style-name="T2">android.os.Bundle;</text:span><text:line-break/><text:span text:style-name="T1">import </text:span><text:span text:style-name="T2">android.util.Log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6">activity_main</text:span><text:span text:style-name="T2">);</text:span><text:line-break/><text:span text:style-name="T2"> <text:s text:c="7"/>Log.</text:span><text:span text:style-name="T3">d</text:span><text:span text:style-name="T2">(</text:span><text:span text:style-name="T8">"Lifecycle of Activity"</text:span><text:span text:style-name="T2">, </text:span><text:span text:style-name="T8">"OnCreate method started"</text:span><text:span text:style-name="T2">);</text:span><text:line-break/><text:span text:style-name="T2"> <text:s text:c="3"/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Start</text:span><text:span text:style-name="T2">() {</text:span><text:line-break/><text:span text:style-name="T2"> <text:s text:c="7"/></text:span><text:span text:style-name="T1">super</text:span><text:span text:style-name="T2">.onStart();</text:span><text:line-break/><text:span text:style-name="T2"> <text:s text:c="7"/>Log.</text:span><text:span text:style-name="T3">d</text:span><text:span text:style-name="T2">(</text:span><text:span text:style-name="T8">"Lifecycle of Activity"</text:span><text:span text:style-name="T2">, </text:span><text:span text:style-name="T8">"OnStart method started"</text:span><text:span text:style-name="T2">);</text:span><text:line-break/><text:line-break/><text:span text:style-name="T2"> <text:s text:c="3"/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Resume</text:span><text:span text:style-name="T2">() {</text:span><text:line-break/><text:span text:style-name="T2"> <text:s text:c="7"/></text:span><text:span text:style-name="T1">super</text:span><text:span text:style-name="T2">.onResume();</text:span><text:line-break/><text:span text:style-name="T2"> <text:s text:c="7"/>Log.</text:span><text:span text:style-name="T3">d</text:span><text:span text:style-name="T2">(</text:span><text:span text:style-name="T8">"Lifecycle of Activity"</text:span><text:span text:style-name="T2">, </text:span><text:span text:style-name="T8">"OnResume method started"</text:span><text:span text:style-name="T2">);</text:span><text:line-break/><text:span text:style-name="T2"> <text:s text:c="3"/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Pause</text:span><text:span text:style-name="T2">() {</text:span><text:line-break/><text:span text:style-name="T2"> <text:s text:c="7"/></text:span><text:span text:style-name="T1">super</text:span><text:span text:style-name="T2">.onPause();</text:span><text:line-break/><text:span text:style-name="T2"> <text:s text:c="7"/>Log.</text:span><text:span text:style-name="T3">d</text:span><text:span text:style-name="T2">(</text:span><text:span text:style-name="T8">"Lifecycle of Activity"</text:span><text:span text:style-name="T2">, </text:span><text:span text:style-name="T8">"OnPause method started"</text:span><text:span text:style-name="T2">);</text:span><text:line-break/><text:span text:style-name="T2"> <text:s text:c="3"/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Stop</text:span><text:span text:style-name="T2">() {</text:span><text:line-break/><text:span text:style-name="T2"> <text:s text:c="7"/></text:span><text:span text:style-name="T1">super</text:span><text:span text:style-name="T2">.onStop();</text:span><text:line-break/><text:span text:style-name="T2"> <text:s text:c="7"/>Log.</text:span><text:span text:style-name="T3">d</text:span><text:span text:style-name="T2">(</text:span><text:span text:style-name="T8">"Lifecycle of Activity"</text:span><text:span text:style-name="T2">, </text:span><text:span text:style-name="T8">"OnStop method started"</text:span><text:span text:style-name="T2">);</text:span><text:line-break/><text:span text:style-name="T2"> <text:s text:c="3"/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Restart</text:span><text:span text:style-name="T2">() {</text:span><text:line-break/><text:span text:style-name="T2"> <text:s text:c="7"/></text:span><text:span text:style-name="T1">super</text:span><text:span text:style-name="T2">.onRestart();</text:span><text:line-break/><text:span text:style-name="T2"> <text:s text:c="7"/>Log.</text:span><text:span text:style-name="T3">d</text:span><text:span text:style-name="T2">(</text:span><text:span text:style-name="T8">"Lifecycle of Activity"</text:span><text:span text:style-name="T2">, </text:span><text:span text:style-name="T8">"OnRestart method started"</text:span><text:span text:style-name="T2">);</text:span><text:line-break/><text:span text:style-name="T2"> <text:s text:c="3"/>}</text:span><text:line-break/><text:line-break/><text:span text:style-name="T2"> <text:s text:c="3"/></text:span><text:span text:style-name="T4">@Override</text:span><text:line-break/><text:soft-page-break/><text:span text:style-name="T4"> <text:s text:c="3"/></text:span><text:span text:style-name="T1">protected void </text:span><text:span text:style-name="T5">onDestroy</text:span><text:span text:style-name="T2">() {</text:span><text:line-break/><text:span text:style-name="T2"> <text:s text:c="7"/></text:span><text:span text:style-name="T1">super</text:span><text:span text:style-name="T2">.onDestroy();</text:span><text:line-break/><text:span text:style-name="T2"> <text:s text:c="7"/>Log.</text:span><text:span text:style-name="T3">d</text:span><text:span text:style-name="T2">(</text:span><text:span text:style-name="T8">"Lifecycle of Activity"</text:span><text:span text:style-name="T2">, </text:span><text:span text:style-name="T8">"OnDestroy method started"</text:span><text:span text:style-name="T2">);</text:span><text:line-break/><text:span text:style-name="T2"> <text:s text:c="3"/>}</text:span><text:line-break/><text:span text:style-name="T2">}</text:span></text:p>
      <text:p text:style-name="P5"/>
      <text:p text:style-name="P5">XML code</text:p>
      <text:p text:style-name="P7"><text:span text:style-name="T9">&lt;?</text:span><text:span text:style-name="T2">xml version</text:span><text:span text:style-name="T8">="1.0" </text:span><text:span text:style-name="T2">encoding</text:span><text:span text:style-name="T8">="utf-8"</text:span><text:span text:style-name="T9">?&gt;</text:span><text:line-break/><text:span text:style-name="T9">&lt;androidx.constraintlayout.widget.ConstraintLayout </text:span><text:span text:style-name="T2">xmlns:</text:span><text:span text:style-name="T7">android</text:span><text:span text:style-name="T8">="http://schemas.android.com/apk/res/android"</text:span><text:line-break/><text:span text:style-name="T8"> <text:s text:c="3"/></text:span><text:span text:style-name="T2">xmlns:</text:span><text:span text:style-name="T7">app</text:span><text:span text:style-name="T8">="http://schemas.android.com/apk/res-auto"</text:span><text:line-break/><text:span text:style-name="T8"> <text:s text:c="3"/></text:span><text:span text:style-name="T2">xmlns:</text:span><text:span text:style-name="T7">tools</text:span><text:span text:style-name="T8">="http://schemas.android.com/tools"</text:span><text:line-break/><text:span text:style-name="T8"> <text:s text:c="3"/></text:span><text:span text:style-name="T7">android</text:span><text:span text:style-name="T2">:layout_width</text:span><text:span text:style-name="T8">="match_parent"</text:span><text:line-break/><text:span text:style-name="T8"> <text:s text:c="3"/></text:span><text:span text:style-name="T7">android</text:span><text:span text:style-name="T2">:layout_height</text:span><text:span text:style-name="T8">="match_parent"</text:span><text:line-break/><text:span text:style-name="T8"> <text:s text:c="3"/></text:span><text:span text:style-name="T7">tools</text:span><text:span text:style-name="T2">:context</text:span><text:span text:style-name="T8">=".MainActivity"</text:span><text:span text:style-name="T9">&gt;</text:span><text:line-break/><text:line-break/><text:span text:style-name="T9"> <text:s text:c="3"/>&lt;TextView</text:span><text:line-break/><text:span text:style-name="T9"> <text:s text:c="7"/></text:span><text:span text:style-name="T7">android</text:span><text:span text:style-name="T2">:layout_width</text:span><text:span text:style-name="T8">="wrap_content"</text:span><text:line-break/><text:span text:style-name="T8"> <text:s text:c="7"/></text:span><text:span text:style-name="T7">android</text:span><text:span text:style-name="T2">:layout_height</text:span><text:span text:style-name="T8">="wrap_content"</text:span><text:line-break/><text:span text:style-name="T8"> <text:s text:c="7"/></text:span><text:span text:style-name="T7">android</text:span><text:span text:style-name="T2">:text</text:span><text:span text:style-name="T8">="Hello World!"</text:span><text:line-break/><text:span text:style-name="T8"> <text:s text:c="7"/></text:span><text:span text:style-name="T7">app</text:span><text:span text:style-name="T2">:layout_constraintBottom_toBottomOf</text:span><text:span text:style-name="T8">="parent"</text:span><text:line-break/><text:span text:style-name="T8"> <text:s text:c="7"/></text:span><text:span text:style-name="T7">app</text:span><text:span text:style-name="T2">:layout_constraintEnd_toEndOf</text:span><text:span text:style-name="T8">="parent"</text:span><text:line-break/><text:span text:style-name="T8"> <text:s text:c="7"/></text:span><text:span text:style-name="T7">app</text:span><text:span text:style-name="T2">:layout_constraintStart_toStartOf</text:span><text:span text:style-name="T8">="parent"</text:span><text:line-break/><text:span text:style-name="T8"> <text:s text:c="7"/></text:span><text:span text:style-name="T7">app</text:span><text:span text:style-name="T2">:layout_constraintTop_toTopOf</text:span><text:span text:style-name="T8">="parent" </text:span><text:span text:style-name="T9">/&gt;</text:span><text:line-break/><text:line-break/><text:span text:style-name="T9">&lt;/androidx.constraintlayout.widget.ConstraintLayout&gt;</text:span></text:p>
      <text:p text:style-name="P5"/>
      <text:p text:style-name="P5"/>
      <text:p text:style-name="P8">Q.2.Create a simple application which send <text:s/>hello message from one activity to another activity with help of button(use intent).</text:p>
      <text:p text:style-name="P8"/>
      <text:p text:style-name="P9">Java File1:</text:p>
      <text:p text:style-name="P11"><text:span text:style-name="T1">package </text:span><text:span text:style-name="T2">com.example.ass1setaq2;</text:span><text:line-break/><text:line-break/><text:span text:style-name="T1">import </text:span><text:span text:style-name="T2">androidx.appcompat.app.AppCompatActivity;</text:span><text:line-break/><text:line-break/><text:span text:style-name="T1">import </text:span><text:span text:style-name="T2">android.content.Intent;</text:span><text:line-break/><text:span text:style-name="T1">import </text:span><text:span text:style-name="T2">android.os.Bundle;</text:span><text:line-break/><text:span text:style-name="T1">import </text:span><text:span text:style-name="T2">android.view.View;</text:span><text:line-break/><text:span text:style-name="T1">import </text:span><text:span text:style-name="T2">android.widget.Button;</text:span><text:line-break/><text:span text:style-name="T1">import </text:span><text:span text:style-name="T2">android.widget.EditText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span text:style-name="T2"> <text:s text:c="3"/></text:span><text:bookmark-start text:name="__DdeLink__1337_484393166"/><text:span text:style-name="T2">EditText </text:span><text:span text:style-name="T7">txt1</text:span><text:span text:style-name="T2">;</text:span><text:bookmark-end text:name="__DdeLink__1337_484393166"/><text:line-break/><text:span text:style-name="T2"> <text:s text:c="3"/>Button </text:span><text:span text:style-name="T7">btn</text:span><text:span text:style-name="T2">;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6">activity_main</text:span><text:span text:style-name="T2">);</text:span><text:line-break/><text:span text:style-name="T2"> <text:s text:c="7"/></text:span><text:span text:style-name="T7">txt1</text:span><text:span text:style-name="T2">=findViewById(R.id.</text:span><text:span text:style-name="T6">editTextText</text:span><text:span text:style-name="T2">);</text:span><text:line-break/><text:span text:style-name="T2"> <text:s text:c="7"/></text:span><text:span text:style-name="T7">btn</text:span><text:span text:style-name="T2">=findViewById(R.id.</text:span><text:span text:style-name="T6">button</text:span><text:span text:style-name="T2">);</text:span><text:line-break/><text:line-break/><text:span text:style-name="T2"> <text:s text:c="7"/></text:span><text:span text:style-name="T7">btn</text:span><text:span text:style-name="T2">.setOnClickListener(</text:span><text:span text:style-name="T1">new </text:span><text:span text:style-name="T2">View.OnClickListener() {</text:span><text:line-break/><text:span text:style-name="T2"> <text:s text:c="11"/></text:span><text:span text:style-name="T4">@Override</text:span><text:line-break/><text:span text:style-name="T4"> <text:s text:c="11"/></text:span><text:span text:style-name="T1">public void </text:span><text:span text:style-name="T5">onClick</text:span><text:span text:style-name="T2">(View v) {</text:span><text:line-break/><text:span text:style-name="T2"> <text:s text:c="15"/>String str=</text:span><text:span text:style-name="T7">txt1</text:span><text:span text:style-name="T2">.getText().toString();</text:span><text:line-break/><text:soft-page-break/><text:span text:style-name="T2"> <text:s text:c="15"/>Intent intent=</text:span><text:span text:style-name="T1">new </text:span><text:span text:style-name="T2">Intent(MainActivity.</text:span><text:span text:style-name="T1">this</text:span><text:span text:style-name="T2">,secondactivity.</text:span><text:span text:style-name="T1">class</text:span><text:span text:style-name="T2">);</text:span><text:line-break/><text:span text:style-name="T2"> <text:s text:c="15"/>intent.putExtra(</text:span><text:span text:style-name="T8">"msg"</text:span><text:span text:style-name="T2">,str);</text:span><text:line-break/><text:span text:style-name="T2"> <text:s text:c="15"/>startActivity(intent);</text:span><text:line-break/><text:span text:style-name="T2"> <text:s text:c="11"/>}</text:span><text:line-break/><text:span text:style-name="T2"> <text:s text:c="7"/>});</text:span><text:line-break/><text:line-break/><text:span text:style-name="T2"> <text:s text:c="3"/>}</text:span><text:line-break/><text:span text:style-name="T2">}</text:span></text:p>
      <text:p text:style-name="P9"/>
      <text:p text:style-name="P9">XML1:</text:p>
      <text:p text:style-name="P10"><text:span text:style-name="T9">&lt;?</text:span><text:span text:style-name="T2">xml version</text:span><text:span text:style-name="T8">="1.0" </text:span><text:span text:style-name="T2">encoding</text:span><text:span text:style-name="T8">="utf-8"</text:span><text:span text:style-name="T9">?&gt;</text:span><text:line-break/><text:span text:style-name="T9">&lt;androidx.constraintlayout.widget.ConstraintLayout </text:span><text:span text:style-name="T2">xmlns:</text:span><text:span text:style-name="T7">android</text:span><text:span text:style-name="T8">="http://schemas.android.com/apk/res/android"</text:span><text:line-break/><text:span text:style-name="T8"> <text:s text:c="3"/></text:span><text:span text:style-name="T2">xmlns:</text:span><text:span text:style-name="T7">app</text:span><text:span text:style-name="T8">="http://schemas.android.com/apk/res-auto"</text:span><text:line-break/><text:span text:style-name="T8"> <text:s text:c="3"/></text:span><text:span text:style-name="T2">xmlns:</text:span><text:span text:style-name="T7">tools</text:span><text:span text:style-name="T8">="http://schemas.android.com/tools"</text:span><text:line-break/><text:span text:style-name="T8"> <text:s text:c="3"/></text:span><text:span text:style-name="T7">android</text:span><text:span text:style-name="T2">:layout_width</text:span><text:span text:style-name="T8">="match_parent"</text:span><text:line-break/><text:span text:style-name="T8"> <text:s text:c="3"/></text:span><text:span text:style-name="T7">android</text:span><text:span text:style-name="T2">:layout_height</text:span><text:span text:style-name="T8">="match_parent"</text:span><text:line-break/><text:span text:style-name="T8"> <text:s text:c="3"/></text:span><text:span text:style-name="T7">tools</text:span><text:span text:style-name="T2">:context</text:span><text:span text:style-name="T8">=".MainActivity"</text:span><text:span text:style-name="T9">&gt;</text:span><text:line-break/><text:line-break/><text:span text:style-name="T9"> <text:s text:c="3"/>&lt;EditText</text:span><text:line-break/><text:span text:style-name="T9"> <text:s text:c="7"/></text:span><text:span text:style-name="T7">android</text:span><text:span text:style-name="T2">:id</text:span><text:span text:style-name="T8">="@+id/editTextText"</text:span><text:line-break/><text:span text:style-name="T8"> <text:s text:c="7"/></text:span><text:span text:style-name="T7">android</text:span><text:span text:style-name="T2">:layout_width</text:span><text:span text:style-name="T8">="wrap_content"</text:span><text:line-break/><text:span text:style-name="T8"> <text:s text:c="7"/></text:span><text:span text:style-name="T7">android</text:span><text:span text:style-name="T2">:layout_height</text:span><text:span text:style-name="T8">="wrap_content"</text:span><text:line-break/><text:span text:style-name="T8"> <text:s text:c="7"/></text:span><text:span text:style-name="T7">android</text:span><text:span text:style-name="T2">:ems</text:span><text:span text:style-name="T8">="10"</text:span><text:line-break/><text:span text:style-name="T8"> <text:s text:c="7"/></text:span><text:span text:style-name="T7">android</text:span><text:span text:style-name="T2">:inputType</text:span><text:span text:style-name="T8">="text"</text:span><text:line-break/><text:span text:style-name="T8"> <text:s text:c="7"/></text:span><text:span text:style-name="T7">android</text:span><text:span text:style-name="T2">:text</text:span><text:span text:style-name="T8">="Name"</text:span><text:line-break/><text:span text:style-name="T8"> <text:s text:c="7"/></text:span><text:span text:style-name="T7">tools</text:span><text:span text:style-name="T2">:layout_editor_absoluteX</text:span><text:span text:style-name="T8">="107dp"</text:span><text:line-break/><text:span text:style-name="T8"> <text:s text:c="7"/></text:span><text:span text:style-name="T7">tools</text:span><text:span text:style-name="T2">:layout_editor_absoluteY</text:span><text:span text:style-name="T8">="28dp" </text:span><text:span text:style-name="T9">/&gt;</text:span><text:line-break/><text:line-break/><text:span text:style-name="T9"> <text:s text:c="3"/>&lt;Button</text:span><text:line-break/><text:span text:style-name="T9"> <text:s text:c="7"/></text:span><text:span text:style-name="T7">android</text:span><text:span text:style-name="T2">:id</text:span><text:span text:style-name="T8">="@+id/button"</text:span><text:line-break/><text:span text:style-name="T8"> <text:s text:c="7"/></text:span><text:span text:style-name="T7">android</text:span><text:span text:style-name="T2">:layout_width</text:span><text:span text:style-name="T8">="wrap_content"</text:span><text:line-break/><text:span text:style-name="T8"> <text:s text:c="7"/></text:span><text:span text:style-name="T7">android</text:span><text:span text:style-name="T2">:layout_height</text:span><text:span text:style-name="T8">="wrap_content"</text:span><text:line-break/><text:span text:style-name="T8"> <text:s text:c="7"/></text:span><text:span text:style-name="T7">android</text:span><text:span text:style-name="T2">:text</text:span><text:span text:style-name="T8">="Button"</text:span><text:line-break/><text:span text:style-name="T8"> <text:s text:c="7"/></text:span><text:span text:style-name="T7">tools</text:span><text:span text:style-name="T2">:layout_editor_absoluteX</text:span><text:span text:style-name="T8">="139dp"</text:span><text:line-break/><text:span text:style-name="T8"> <text:s text:c="7"/></text:span><text:span text:style-name="T7">tools</text:span><text:span text:style-name="T2">:layout_editor_absoluteY</text:span><text:span text:style-name="T8">="509dp" </text:span><text:span text:style-name="T9">/&gt;</text:span><text:line-break/><text:span text:style-name="T9">&lt;/androidx.constraintlayout.widget.ConstraintLayout&gt;</text:span></text:p>
      <text:p text:style-name="P9"/>
      <text:p text:style-name="P9">Java File2:</text:p>
      <text:p text:style-name="P10"><text:span text:style-name="T1">package </text:span><text:span text:style-name="T2">com.example.ass1setaq2;</text:span><text:line-break/><text:line-break/><text:span text:style-name="T1">import </text:span><text:span text:style-name="T2">androidx.appcompat.app.AppCompatActivity;</text:span><text:line-break/><text:line-break/><text:span text:style-name="T1">import </text:span><text:span text:style-name="T2">android.content.Intent;</text:span><text:line-break/><text:span text:style-name="T1">import </text:span><text:span text:style-name="T2">android.os.Bundle;</text:span><text:line-break/><text:span text:style-name="T1">import </text:span><text:span text:style-name="T2">android.widget.TextView;</text:span><text:line-break/><text:line-break/><text:span text:style-name="T1">public class </text:span><text:span text:style-name="T2">secondactivity </text:span><text:span text:style-name="T1">extends </text:span><text:span text:style-name="T2">AppCompatActivity {</text:span><text:line-break/><text:span text:style-name="T2"> <text:s text:c="3"/>TextView </text:span><text:span text:style-name="T7">txtreceive</text:span><text:span text:style-name="T2">;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6">activity_secondactivity</text:span><text:span text:style-name="T2">);</text:span><text:line-break/><text:span text:style-name="T2"> <text:s text:c="7"/></text:span><text:span text:style-name="T7">txtreceive</text:span><text:span text:style-name="T2">=findViewById(R.id.</text:span><text:span text:style-name="T6">textView</text:span><text:span text:style-name="T2">);</text:span><text:line-break/><text:span text:style-name="T2"> <text:s text:c="7"/>Intent intent=getIntent();</text:span><text:line-break/><text:span text:style-name="T2"> <text:s text:c="7"/>String str=intent.getStringExtra(</text:span><text:span text:style-name="T8">"msg"</text:span><text:span text:style-name="T2">);</text:span><text:line-break/><text:span text:style-name="T2"> <text:s text:c="7"/></text:span><text:span text:style-name="T7">txtreceive</text:span><text:span text:style-name="T2">.setText(str);</text:span><text:line-break/><text:soft-page-break/><text:span text:style-name="T2"> <text:s text:c="3"/>}</text:span><text:line-break/><text:span text:style-name="T2">}</text:span></text:p>
      <text:p text:style-name="P9">XML2:</text:p>
      <text:p text:style-name="P10"><text:span text:style-name="T9">&lt;?</text:span><text:span text:style-name="T2">xml version</text:span><text:span text:style-name="T8">="1.0" </text:span><text:span text:style-name="T2">encoding</text:span><text:span text:style-name="T8">="utf-8"</text:span><text:span text:style-name="T9">?&gt;</text:span><text:line-break/><text:span text:style-name="T9">&lt;androidx.constraintlayout.widget.ConstraintLayout </text:span><text:span text:style-name="T2">xmlns:</text:span><text:span text:style-name="T7">android</text:span><text:span text:style-name="T8">="http://schemas.android.com/apk/res/android"</text:span><text:line-break/><text:span text:style-name="T8"> <text:s text:c="3"/></text:span><text:span text:style-name="T2">xmlns:</text:span><text:span text:style-name="T7">app</text:span><text:span text:style-name="T8">="http://schemas.android.com/apk/res-auto"</text:span><text:line-break/><text:span text:style-name="T8"> <text:s text:c="3"/></text:span><text:span text:style-name="T2">xmlns:</text:span><text:span text:style-name="T7">tools</text:span><text:span text:style-name="T8">="http://schemas.android.com/tools"</text:span><text:line-break/><text:span text:style-name="T8"> <text:s text:c="3"/></text:span><text:span text:style-name="T7">android</text:span><text:span text:style-name="T2">:layout_width</text:span><text:span text:style-name="T8">="match_parent"</text:span><text:line-break/><text:span text:style-name="T8"> <text:s text:c="3"/></text:span><text:span text:style-name="T7">android</text:span><text:span text:style-name="T2">:layout_height</text:span><text:span text:style-name="T8">="match_parent"</text:span><text:line-break/><text:span text:style-name="T8"> <text:s text:c="3"/></text:span><text:span text:style-name="T7">tools</text:span><text:span text:style-name="T2">:context</text:span><text:span text:style-name="T8">=".secondactivity"</text:span><text:span text:style-name="T9">&gt;</text:span><text:line-break/><text:line-break/><text:span text:style-name="T9"> <text:s text:c="3"/>&lt;TextView</text:span><text:line-break/><text:span text:style-name="T9"> <text:s text:c="7"/></text:span><text:span text:style-name="T7">android</text:span><text:span text:style-name="T2">:id</text:span><text:span text:style-name="T8">="@+id/textView"</text:span><text:line-break/><text:span text:style-name="T8"> <text:s text:c="7"/></text:span><text:span text:style-name="T7">android</text:span><text:span text:style-name="T2">:layout_width</text:span><text:span text:style-name="T8">="wrap_content"</text:span><text:line-break/><text:span text:style-name="T8"> <text:s text:c="7"/></text:span><text:span text:style-name="T7">android</text:span><text:span text:style-name="T2">:layout_height</text:span><text:span text:style-name="T8">="wrap_content"</text:span><text:line-break/><text:span text:style-name="T8"> <text:s text:c="7"/></text:span><text:span text:style-name="T7">android</text:span><text:span text:style-name="T2">:text</text:span><text:span text:style-name="T8">="TextView"</text:span><text:line-break/><text:span text:style-name="T8"> <text:s text:c="7"/></text:span><text:span text:style-name="T7">app</text:span><text:span text:style-name="T2">:layout_constraintEnd_toEndOf</text:span><text:span text:style-name="T8">="parent"</text:span><text:line-break/><text:span text:style-name="T8"> <text:s text:c="7"/></text:span><text:span text:style-name="T7">app</text:span><text:span text:style-name="T2">:layout_constraintHorizontal_bias</text:span><text:span text:style-name="T8">="0.498"</text:span><text:line-break/><text:span text:style-name="T8"> <text:s text:c="7"/></text:span><text:span text:style-name="T7">app</text:span><text:span text:style-name="T2">:layout_constraintStart_toStartOf</text:span><text:span text:style-name="T8">="parent"</text:span><text:line-break/><text:span text:style-name="T8"> <text:s text:c="7"/></text:span><text:span text:style-name="T7">tools</text:span><text:span text:style-name="T2">:layout_editor_absoluteY</text:span><text:span text:style-name="T8">="418dp" </text:span><text:span text:style-name="T9">/&gt;</text:span><text:line-break/><text:span text:style-name="T9">&lt;/androidx.constraintlayout.widget.ConstraintLayout&gt;</text:span></text:p>
      <text:p text:style-name="P12">Q.3.Using intent on first activity take button onClicking it should show information of profile on second activity. </text:p>
      <text:p text:style-name="P14">Set B</text:p>
      <text:p text:style-name="P13">Q.1.Create simple application with login screen on successful login give message <text:s/><text:span text:style-name="T10">on second activity as login successfu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4:22:31.792483123</meta:creation-date>
    <dc:date>2024-01-16T16:44:13.090447692</dc:date>
    <meta:editing-duration>PT20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8" meta:word-count="342" meta:character-count="5919" meta:non-whitespace-character-count="4822"/>
  </office:meta>
</office:document-meta>
</file>